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solid" draw:fill-color="#0183b7" draw:textarea-vertical-align="middle" draw:auto-grow-height="false" fo:min-height="0.749cm" fo:min-width="0.499cm"/>
    </style:style>
    <style:style style:name="gr2" style:family="graphic" style:parent-style-name="standard">
      <style:graphic-properties draw:stroke="none" svg:stroke-color="#000000" draw:fill="solid" draw:fill-color="#0183b7" draw:textarea-vertical-align="middle" draw:auto-grow-height="false" fo:min-height="0.749cm" fo:min-width="0.499cm" draw:shadow-offset-x="0.305cm" draw:shadow-offset-y="0.305cm"/>
    </style:style>
    <style:style style:name="gr3" style:family="graphic" style:parent-style-name="standard">
      <style:graphic-properties draw:stroke="dash" draw:stroke-dash="Ultrafine_20_Dashed" draw:fill="none" draw:textarea-vertical-align="middle" draw:auto-grow-height="false" fo:min-height="0.749cm" fo:min-width="0.499cm"/>
    </style:style>
    <style:style style:name="gr4" style:family="graphic" style:parent-style-name="standard">
      <style:graphic-properties draw:stroke="none" draw:stroke-dash="Ultrafine_20_Dashed" draw:fill="solid" draw:fill-color="#0183b7" draw:textarea-horizontal-align="justify" draw:textarea-vertical-align="middle" draw:auto-grow-height="false"/>
    </style:style>
    <style:style style:name="gr5" style:family="graphic" style:parent-style-name="standard">
      <style:graphic-properties draw:stroke="dash" draw:stroke-dash="Ultrafine_20_Dashed" draw:fill="none" draw:textarea-horizontal-align="justify" draw:textarea-vertical-align="middle" draw:auto-grow-height="false"/>
    </style:style>
    <style:style style:name="gr6"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7" style:family="graphic" style:parent-style-name="standard">
      <style:graphic-properties draw:stroke="solid" draw:stroke-dash="Ultrafine_20_Dashed" draw:fill="none"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Times New Roman'" style:font-family-generic="roman" style:font-pitch="variable" fo:font-size="8pt" style:font-size-asian="8pt" style:font-size-complex="8pt"/>
    </style:style>
    <style:style style:name="P4" style:family="paragraph">
      <style:paragraph-properties fo:margin-left="0cm" fo:margin-right="0cm" fo:text-indent="0cm"/>
      <style:text-properties fo:font-family="'Times New Roman'" style:font-family-generic="roman" style:font-pitch="variable" fo:font-size="8pt" style:font-size-asian="8pt" style:font-size-complex="8pt"/>
    </style:style>
    <style:style style:name="T1" style:family="text">
      <style:text-properties fo:font-family="'Times New Roman'" style:font-family-generic="roman" style:font-pitch="variable" fo:font-size="8pt" style:font-size-asian="8pt" style:font-size-complex="8pt"/>
    </style:style>
    <style:style style:name="T2" style:family="text">
      <style:text-properties style:text-position="super 58%" fo:font-family="'Times New Roman'" style:font-family-generic="roman" style:font-pitch="variable"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05cm" svg:height="1.905cm" svg:x="3.987cm" svg:y="0.525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1" draw:layer="layout" svg:width="1.905cm" svg:height="1.905cm" svg:x="0.388cm" svg:y="0.526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 draw:text-style-name="P1" draw:layer="layout" svg:width="1.905cm" svg:height="1.905cm" svg:x="7.689cm" svg:y="0.527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 draw:text-style-name="P1" draw:layer="layout" svg:width="1.905cm" svg:height="1.905cm" svg:x="3.988cm" svg:y="3.526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1" draw:layer="layout" svg:width="1.016cm" svg:height="1.016cm" svg:x="8.881cm" svg:y="3.865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1" draw:layer="layout" svg:width="1.016cm" svg:height="1.016cm" svg:x="7.381cm" svg:y="3.865cm">
          <text:p text:style-name="P2"/>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1" draw:layer="layout" svg:width="0.381cm" svg:height="0.381cm" svg:x="1.142cm" svg:y="3.5cm">
          <text:p text:style-name="P2"/>
          <draw:enhanced-geometry svg:viewBox="0 0 21600 21600" draw:type="rectangle" draw:enhanced-path="M 0 0 L 21600 0 21600 21600 0 21600 0 0 Z N"/>
        </draw:custom-shape>
        <draw:custom-shape draw:style-name="gr5" draw:text-style-name="P1" draw:layer="layout" svg:width="0.381cm" svg:height="0.381cm" svg:x="1.143cm" svg:y="4.101cm">
          <text:p text:style-name="P2"/>
          <draw:enhanced-geometry svg:viewBox="0 0 21600 21600" draw:type="rectangle" draw:enhanced-path="M 0 0 L 21600 0 21600 21600 0 21600 0 0 Z N"/>
        </draw:custom-shape>
        <draw:frame draw:style-name="gr6" draw:text-style-name="P3" draw:layer="layout" svg:width="1.446cm" svg:height="0.564cm" svg:x="1.377cm" svg:y="3.4cm">
          <draw:text-box>
            <text:p text:style-name="P2"><text:span text:style-name="T1">Original</text:span></text:p>
          </draw:text-box>
        </draw:frame>
        <draw:frame draw:style-name="gr6" draw:text-style-name="P3" draw:layer="layout" svg:width="1.451cm" svg:height="0.575cm" svg:x="1.377cm" svg:y="4.048cm">
          <draw:text-box>
            <text:p text:style-name="P2"><text:span text:style-name="T1">3</text:span><text:span text:style-name="T2">rd</text:span><text:span text:style-name="T1"> Party</text:span></text:p>
          </draw:text-box>
        </draw:frame>
        <draw:frame draw:style-name="gr6" draw:text-style-name="P3" draw:layer="layout" svg:width="2.394cm" svg:height="0.564cm" svg:x="-0.023cm" svg:y="0cm">
          <draw:text-box>
            <text:p text:style-name="P2"><text:span text:style-name="T1">TorConnect Hub</text:span></text:p>
          </draw:text-box>
        </draw:frame>
        <draw:frame draw:style-name="gr6" draw:text-style-name="P3" draw:layer="layout" svg:width="2.957cm" svg:height="0.564cm" svg:x="3.377cm" svg:y="0cm">
          <draw:text-box>
            <text:p text:style-name="P2"><text:span text:style-name="T1">TorConnect Common</text:span></text:p>
          </draw:text-box>
        </draw:frame>
        <draw:frame draw:style-name="gr6" draw:text-style-name="P3" draw:layer="layout" svg:width="2.598cm" svg:height="0.564cm" svg:x="7.178cm" svg:y="0cm">
          <draw:text-box>
            <text:p text:style-name="P2"><text:span text:style-name="T1">TorConnect Client</text:span></text:p>
          </draw:text-box>
        </draw:frame>
        <draw:frame draw:style-name="gr6" draw:text-style-name="P3" draw:layer="layout" svg:width="1.857cm" svg:height="0.564cm" svg:x="3.778cm" svg:y="5.4cm">
          <draw:text-box>
            <text:p text:style-name="P2"><text:span text:style-name="T1">TorWrapper</text:span></text:p>
          </draw:text-box>
        </draw:frame>
        <draw:frame draw:style-name="gr6" draw:text-style-name="P3" draw:layer="layout" svg:width="1.747cm" svg:height="0.564cm" svg:x="6.979cm" svg:y="4.8cm">
          <draw:text-box>
            <text:p text:style-name="P2"><text:span text:style-name="T1">TorControl</text:span></text:p>
          </draw:text-box>
        </draw:frame>
        <draw:frame draw:style-name="gr6" draw:text-style-name="P3" draw:layer="layout" svg:width="1.09cm" svg:height="0.564cm" svg:x="8.728cm" svg:y="4.8cm">
          <draw:text-box>
            <text:p text:style-name="P2"><text:span text:style-name="T1">SWT</text:span></text:p>
          </draw:text-box>
        </draw:frame>
        <draw:custom-shape draw:style-name="gr7" draw:text-style-name="P1" draw:layer="layout" svg:width="1.27cm" svg:height="0.635cm" svg:x="2.482cm" svg:y="0.96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3" draw:layer="layout" svg:width="0.989cm" svg:height="0.564cm" svg:x="2.531cm" svg:y="0.992cm">
          <draw:text-box>
            <text:p text:style-name="P2"><text:span text:style-name="T1">uses</text:span></text:p>
          </draw:text-box>
        </draw:frame>
        <draw:custom-shape draw:style-name="gr7" draw:text-style-name="P1" draw:layer="layout" svg:width="1.27cm" svg:height="0.635cm" svg:x="6.082cm" svg:y="0.961cm">
          <text:p text:style-name="P2"/>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draw:layer="layout" svg:width="0.989cm" svg:height="0.564cm" svg:x="6.331cm" svg:y="0.993cm">
          <draw:text-box>
            <text:p text:style-name="P2"><text:span text:style-name="T1">uses</text:span></text:p>
          </draw:text-box>
        </draw:frame>
        <draw:custom-shape draw:style-name="gr7" draw:text-style-name="P1" draw:layer="layout" svg:width="0.965cm" svg:height="0.635cm" draw:transform="rotate (-1.57079632679579) translate (5.021cm 2.512cm)">
          <text:p text:style-name="P2"/>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draw:layer="layout" svg:width="0.989cm" svg:height="0.564cm" draw:transform="rotate (-1.57079632679579) translate (4.989cm 2.461cm)">
          <draw:text-box>
            <text:p text:style-name="P2"><text:span text:style-name="T1">uses</text:span></text:p>
          </draw:text-box>
        </draw:frame>
        <draw:custom-shape draw:style-name="gr7" draw:text-style-name="P1" draw:layer="layout" svg:width="1.27cm" svg:height="0.635cm" svg:x="5.982cm" svg:y="3.961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3" draw:layer="layout" svg:width="0.989cm" svg:height="0.564cm" svg:x="6.031cm" svg:y="3.993cm">
          <draw:text-box>
            <text:p text:style-name="P2"><text:span text:style-name="T1">uses</text:span></text:p>
          </draw:text-box>
        </draw:frame>
        <draw:custom-shape draw:style-name="gr7" draw:text-style-name="P1" draw:layer="layout" svg:width="1.27cm" svg:height="0.635cm" draw:transform="rotate (-1.19275801081389) translate (9.027cm 2.44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3" draw:layer="layout" svg:width="0.989cm" svg:height="0.564cm" draw:transform="rotate (-1.19275801081389) translate (9.016cm 2.497cm)">
          <draw:text-box>
            <text:p text:style-name="P2"><text:span text:style-name="T1">us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931cm" fo:page-height="5.969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initial-creator>James Lee</meta:initial-creator>
    <meta:creation-date>2008-05-20T20:50:40</meta:creation-date>
    <dc:creator>James Lee</dc:creator>
    <dc:date>2008-05-20T21:59:46</dc:date>
    <meta:editing-cycles>4</meta:editing-cycles>
    <meta:editing-duration>PT18M11S</meta:editing-duration>
    <meta:user-defined meta:name="Info 1"/>
    <meta:user-defined meta:name="Info 2"/>
    <meta:user-defined meta:name="Info 3"/>
    <meta:user-defined meta:name="Info 4"/>
    <meta:document-statistic meta:object-count="26"/>
  </office:meta>
</office:document-meta>
</file>